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mbria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8.58pt" svg:height="254.38pt" svg:x="67.12pt" svg:y="3.2pt">
            <loext:p draw:notify-on-update-of-ranges="Sheet1.I28:Sheet1.I40 Sheet1.J28:Sheet1.J40 Sheet1.K28:Sheet1.K40 Sheet1.L28:Sheet1.L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7">
          <table:table-cell table:number-columns-repeated="12"/>
        </table:table-row>
        <table:table-row table:style-name="ro2">
          <table:table-cell table:number-columns-repeated="8"/>
          <table:table-cell table:style-name="ce1" office:value-type="float" office:value="16384" calcext:value-type="float">
            <text:p>16384</text:p>
          </table:table-cell>
          <table:table-cell table:style-name="ce6" office:value-type="float" office:value="0.000242212" calcext:value-type="float">
            <text:p>0.000242212</text:p>
          </table:table-cell>
          <table:table-cell table:style-name="ce6" office:value-type="float" office:value="0.000210645" calcext:value-type="float">
            <text:p>0.000210645</text:p>
          </table:table-cell>
          <table:table-cell table:style-name="ce6" office:value-type="float" office:value="0.000195557" calcext:value-type="float">
            <text:p>0.000195557</text:p>
          </table:table-cell>
        </table:table-row>
        <table:table-row table:style-name="ro2">
          <table:table-cell table:number-columns-repeated="8"/>
          <table:table-cell table:style-name="ce2" office:value-type="float" office:value="32768" calcext:value-type="float">
            <text:p>32768</text:p>
          </table:table-cell>
          <table:table-cell table:style-name="ce7" office:value-type="float" office:value="0.000723843" calcext:value-type="float">
            <text:p>0.000723843</text:p>
          </table:table-cell>
          <table:table-cell table:style-name="ce7" office:value-type="float" office:value="0.00061545" calcext:value-type="float">
            <text:p>0.00061545</text:p>
          </table:table-cell>
          <table:table-cell table:style-name="ce7" office:value-type="float" office:value="0.000562649" calcext:value-type="float">
            <text:p>0.000562649</text:p>
          </table:table-cell>
        </table:table-row>
        <table:table-row table:style-name="ro2">
          <table:table-cell table:number-columns-repeated="8"/>
          <table:table-cell table:style-name="ce3" office:value-type="float" office:value="65536" calcext:value-type="float">
            <text:p>65536</text:p>
          </table:table-cell>
          <table:table-cell table:style-name="ce8" office:value-type="float" office:value="0.001200724" calcext:value-type="float">
            <text:p>0.001200724</text:p>
          </table:table-cell>
          <table:table-cell table:style-name="ce8" office:value-type="float" office:value="0.001140103" calcext:value-type="float">
            <text:p>0.001140103</text:p>
          </table:table-cell>
          <table:table-cell table:style-name="ce8" office:value-type="float" office:value="0.001146806" calcext:value-type="float">
            <text:p>0.001146806</text:p>
          </table:table-cell>
        </table:table-row>
        <table:table-row table:style-name="ro2">
          <table:table-cell table:number-columns-repeated="8"/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2187173" calcext:value-type="float">
            <text:p>0.002187173</text:p>
          </table:table-cell>
          <table:table-cell table:style-name="ce7" office:value-type="float" office:value="0.00214918" calcext:value-type="float">
            <text:p>0.00214918</text:p>
          </table:table-cell>
          <table:table-cell table:style-name="ce7" office:value-type="float" office:value="0.002211759" calcext:value-type="float">
            <text:p>0.002211759</text:p>
          </table:table-cell>
        </table:table-row>
        <table:table-row table:style-name="ro2">
          <table:table-cell table:number-columns-repeated="8"/>
          <table:table-cell table:style-name="ce3" office:value-type="float" office:value="262144" calcext:value-type="float">
            <text:p>262144</text:p>
          </table:table-cell>
          <table:table-cell table:style-name="ce8" office:value-type="float" office:value="0.00408967" calcext:value-type="float">
            <text:p>0.00408967</text:p>
          </table:table-cell>
          <table:table-cell table:style-name="ce8" office:value-type="float" office:value="0.004198903" calcext:value-type="float">
            <text:p>0.004198903</text:p>
          </table:table-cell>
          <table:table-cell table:style-name="ce8" office:value-type="float" office:value="0.004173201" calcext:value-type="float">
            <text:p>0.004173201</text:p>
          </table:table-cell>
        </table:table-row>
        <table:table-row table:style-name="ro2">
          <table:table-cell table:number-columns-repeated="8"/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7490977" calcext:value-type="float">
            <text:p>0.007490977</text:p>
          </table:table-cell>
          <table:table-cell table:style-name="ce7" office:value-type="float" office:value="0.008296397" calcext:value-type="float">
            <text:p>0.008296397</text:p>
          </table:table-cell>
          <table:table-cell table:style-name="ce7" office:value-type="float" office:value="0.00826315" calcext:value-type="float">
            <text:p>0.00826315</text:p>
          </table:table-cell>
        </table:table-row>
        <table:table-row table:style-name="ro2">
          <table:table-cell table:number-columns-repeated="8"/>
          <table:table-cell table:style-name="ce3" office:value-type="float" office:value="1048576" calcext:value-type="float">
            <text:p>1048576</text:p>
          </table:table-cell>
          <table:table-cell table:style-name="ce8" office:value-type="float" office:value="0.015902193" calcext:value-type="float">
            <text:p>0.015902193</text:p>
          </table:table-cell>
          <table:table-cell table:style-name="ce8" office:value-type="float" office:value="0.016486071" calcext:value-type="float">
            <text:p>0.016486071</text:p>
          </table:table-cell>
          <table:table-cell table:style-name="ce8" office:value-type="float" office:value="0.016386058" calcext:value-type="float">
            <text:p>0.016386058</text:p>
          </table:table-cell>
        </table:table-row>
        <table:table-row table:style-name="ro2">
          <table:table-cell table:number-columns-repeated="8"/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3074139" calcext:value-type="float">
            <text:p>0.03074139</text:p>
          </table:table-cell>
          <table:table-cell table:style-name="ce7" office:value-type="float" office:value="0.032921299" calcext:value-type="float">
            <text:p>0.032921299</text:p>
          </table:table-cell>
          <table:table-cell table:style-name="ce7" office:value-type="float" office:value="0.03311155" calcext:value-type="float">
            <text:p>0.03311155</text:p>
          </table:table-cell>
        </table:table-row>
        <table:table-row table:style-name="ro2">
          <table:table-cell table:number-columns-repeated="8"/>
          <table:table-cell table:style-name="ce3" office:value-type="float" office:value="4194304" calcext:value-type="float">
            <text:p>4194304</text:p>
          </table:table-cell>
          <table:table-cell table:style-name="ce8" office:value-type="float" office:value="0.06193368" calcext:value-type="float">
            <text:p>0.06193368</text:p>
          </table:table-cell>
          <table:table-cell table:style-name="ce8" office:value-type="float" office:value="0.065835616" calcext:value-type="float">
            <text:p>0.065835616</text:p>
          </table:table-cell>
          <table:table-cell table:style-name="ce8" office:value-type="float" office:value="0.065212065" calcext:value-type="float">
            <text:p>0.065212065</text:p>
          </table:table-cell>
        </table:table-row>
        <table:table-row table:style-name="ro2">
          <table:table-cell table:number-columns-repeated="8"/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122100358" calcext:value-type="float">
            <text:p>0.122100358</text:p>
          </table:table-cell>
          <table:table-cell table:style-name="ce7" office:value-type="float" office:value="0.129882995" calcext:value-type="float">
            <text:p>0.129882995</text:p>
          </table:table-cell>
          <table:table-cell table:style-name="ce7" office:value-type="float" office:value="0.131670672" calcext:value-type="float">
            <text:p>0.131670672</text:p>
          </table:table-cell>
        </table:table-row>
        <table:table-row table:style-name="ro2">
          <table:table-cell table:number-columns-repeated="8"/>
          <table:table-cell table:style-name="ce3" office:value-type="float" office:value="16777216" calcext:value-type="float">
            <text:p>16777216</text:p>
          </table:table-cell>
          <table:table-cell table:style-name="ce8" office:value-type="float" office:value="0.247079605" calcext:value-type="float">
            <text:p>0.247079605</text:p>
          </table:table-cell>
          <table:table-cell table:style-name="ce8" office:value-type="float" office:value="0.261696704" calcext:value-type="float">
            <text:p>0.261696704</text:p>
          </table:table-cell>
          <table:table-cell table:style-name="ce8" office:value-type="float" office:value="0.257492771" calcext:value-type="float">
            <text:p>0.257492771</text:p>
          </table:table-cell>
        </table:table-row>
        <table:table-row table:style-name="ro2">
          <table:table-cell table:number-columns-repeated="8"/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494411478" calcext:value-type="float">
            <text:p>0.494411478</text:p>
          </table:table-cell>
          <table:table-cell table:style-name="ce7" office:value-type="float" office:value="0.505471384" calcext:value-type="float">
            <text:p>0.505471384</text:p>
          </table:table-cell>
          <table:table-cell table:style-name="ce7" office:value-type="float" office:value="0.516335452" calcext:value-type="float">
            <text:p>0.516335452</text:p>
          </table:table-cell>
        </table:table-row>
        <table:table-row table:style-name="ro2">
          <table:table-cell table:number-columns-repeated="8"/>
          <table:table-cell table:style-name="ce5" office:value-type="float" office:value="67108864" calcext:value-type="float">
            <text:p>67108864</text:p>
          </table:table-cell>
          <table:table-cell table:style-name="ce9" office:value-type="float" office:value="3.65631428" calcext:value-type="float">
            <text:p>3.65631428</text:p>
          </table:table-cell>
          <table:table-cell table:style-name="ce9" office:value-type="float" office:value="2.272380412" calcext:value-type="float">
            <text:p>2.272380412</text:p>
          </table:table-cell>
          <table:table-cell table:style-name="ce9" office:value-type="float" office:value="1.986127527" calcext:value-type="float">
            <text:p>1.986127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9:27:27.296827261</meta:creation-date>
    <dc:date>2017-03-29T19:31:28.534018645</dc:date>
    <meta:editing-duration>PT4M1S</meta:editing-duration>
    <meta:editing-cycles>1</meta:editing-cycles>
    <meta:document-statistic meta:table-count="1" meta:cell-count="5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37cm" svg:height="8.975cm" xlink:href=".." xlink:type="simple" chart:class="chart:scatter" chart:style-name="ch1">
        <chart:title svg:x="6.944cm" svg:y="0.315cm" chart:style-name="ch2">
          <text:p>Tiempos Atcgrid</text:p>
        </chart:title>
        <chart:legend svg:x="13.06cm" svg:y="3.685cm" style:legend-expansion="custom" chartooo:width="4.176cm" chartooo:height="1.655cm" style:legend-expansion-aspect-ratio="2.52326283987915" chart:style-name="ch3"/>
        <chart:plot-area chart:style-name="ch4" table:cell-range-address="Sheet1.I28:Sheet1.L40" chart:data-source-has-labels="both" svg:x="1.453cm" svg:y="1.241cm" svg:width="12.39cm" svg:height="6.77cm">
          <chartooo:coordinate-region svg:x="2.206cm" svg:y="1.451cm" svg:width="10.854cm" svg:height="5.891cm"/>
          <chart:axis chart:dimension="x" chart:name="primary-x" chart:style-name="ch5" chartooo:axis-type="auto">
            <chart:title svg:x="6.46cm" svg:y="8.191cm" chart:style-name="ch6">
              <text:p>Nº componentes</text:p>
            </chart:title>
            <chart:categories table:cell-range-address="Sheet1.I28:Sheet1.I40"/>
          </chart:axis>
          <chart:axis chart:dimension="y" chart:name="primary-y" chart:style-name="ch5">
            <chart:title svg:x="0.584cm" svg:y="5.367cm" chart:style-name="ch7">
              <text:p>Tiempo(s)</text:p>
            </chart:title>
            <chart:grid chart:style-name="ch8" chart:class="major"/>
          </chart:axis>
          <chart:series chart:style-name="ch9" chart:values-cell-range-address="Sheet1.J28:Sheet1.J40" loext:label-string="t_vec_dinamico" chart:class="chart:scatter">
            <chart:domain table:cell-range-address="Sheet1.I28:Sheet1.I40"/>
            <chart:data-point chart:repeated="13"/>
          </chart:series>
          <chart:series chart:style-name="ch10" chart:values-cell-range-address="Sheet1.K28:Sheet1.K40" loext:label-string="t_parallel_for" chart:class="chart:scatter">
            <chart:data-point chart:repeated="13"/>
          </chart:series>
          <chart:series chart:style-name="ch11" chart:values-cell-range-address="Sheet1.L28:Sheet1.L40" loext:label-string="t_parallel_sections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vec_dinamico</text:p>
              </table:table-cell>
              <table:table-cell office:value-type="string">
                <text:p>t_parallel_for</text:p>
              </table:table-cell>
              <table:table-cell office:value-type="string">
                <text:p>t_parallel_section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I28:Sheet1.I40</svg:desc>
                </draw:g>
              </table:table-cell>
              <table:table-cell office:value-type="float" office:value="0.000242212">
                <text:p>0.000242212</text:p>
                <draw:g>
                  <svg:desc>Sheet1.J28:Sheet1.J40</svg:desc>
                </draw:g>
              </table:table-cell>
              <table:table-cell office:value-type="float" office:value="0.000210645">
                <text:p>0.000210645</text:p>
                <draw:g>
                  <svg:desc>Sheet1.K28:Sheet1.K40</svg:desc>
                </draw:g>
              </table:table-cell>
              <table:table-cell office:value-type="float" office:value="0.000195557">
                <text:p>0.000195557</text:p>
                <draw:g>
                  <svg:desc>Sheet1.L28:Sheet1.L40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723843">
                <text:p>0.000723843</text:p>
              </table:table-cell>
              <table:table-cell office:value-type="float" office:value="0.00061545">
                <text:p>0.00061545</text:p>
              </table:table-cell>
              <table:table-cell office:value-type="float" office:value="0.000562649">
                <text:p>0.00056264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1200724">
                <text:p>0.001200724</text:p>
              </table:table-cell>
              <table:table-cell office:value-type="float" office:value="0.001140103">
                <text:p>0.001140103</text:p>
              </table:table-cell>
              <table:table-cell office:value-type="float" office:value="0.001146806">
                <text:p>0.00114680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2187173">
                <text:p>0.002187173</text:p>
              </table:table-cell>
              <table:table-cell office:value-type="float" office:value="0.00214918">
                <text:p>0.00214918</text:p>
              </table:table-cell>
              <table:table-cell office:value-type="float" office:value="0.002211759">
                <text:p>0.00221175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408967">
                <text:p>0.00408967</text:p>
              </table:table-cell>
              <table:table-cell office:value-type="float" office:value="0.004198903">
                <text:p>0.004198903</text:p>
              </table:table-cell>
              <table:table-cell office:value-type="float" office:value="0.004173201">
                <text:p>0.0041732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7490977">
                <text:p>0.007490977</text:p>
              </table:table-cell>
              <table:table-cell office:value-type="float" office:value="0.008296397">
                <text:p>0.008296397</text:p>
              </table:table-cell>
              <table:table-cell office:value-type="float" office:value="0.00826315">
                <text:p>0.0082631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15902193">
                <text:p>0.015902193</text:p>
              </table:table-cell>
              <table:table-cell office:value-type="float" office:value="0.016486071">
                <text:p>0.016486071</text:p>
              </table:table-cell>
              <table:table-cell office:value-type="float" office:value="0.016386058">
                <text:p>0.01638605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3074139">
                <text:p>0.03074139</text:p>
              </table:table-cell>
              <table:table-cell office:value-type="float" office:value="0.032921299">
                <text:p>0.032921299</text:p>
              </table:table-cell>
              <table:table-cell office:value-type="float" office:value="0.03311155">
                <text:p>0.0331115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6193368">
                <text:p>0.06193368</text:p>
              </table:table-cell>
              <table:table-cell office:value-type="float" office:value="0.065835616">
                <text:p>0.065835616</text:p>
              </table:table-cell>
              <table:table-cell office:value-type="float" office:value="0.065212065">
                <text:p>0.0652120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122100358">
                <text:p>0.122100358</text:p>
              </table:table-cell>
              <table:table-cell office:value-type="float" office:value="0.129882995">
                <text:p>0.129882995</text:p>
              </table:table-cell>
              <table:table-cell office:value-type="float" office:value="0.131670672">
                <text:p>0.1316706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247079605">
                <text:p>0.247079605</text:p>
              </table:table-cell>
              <table:table-cell office:value-type="float" office:value="0.261696704">
                <text:p>0.261696704</text:p>
              </table:table-cell>
              <table:table-cell office:value-type="float" office:value="0.257492771">
                <text:p>0.25749277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494411478">
                <text:p>0.494411478</text:p>
              </table:table-cell>
              <table:table-cell office:value-type="float" office:value="0.505471384">
                <text:p>0.505471384</text:p>
              </table:table-cell>
              <table:table-cell office:value-type="float" office:value="0.516335452">
                <text:p>0.51633545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3.65631428">
                <text:p>3.65631428</text:p>
              </table:table-cell>
              <table:table-cell office:value-type="float" office:value="2.272380412">
                <text:p>2.272380412</text:p>
              </table:table-cell>
              <table:table-cell office:value-type="float" office:value="1.986127527">
                <text:p>1.986127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